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8.2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1" style:family="paragraph">
      <style:text-properties style:font-name="Latin Modern Math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style:font-name="Latin Modern Math" fo:font-size="26pt" style:font-size-asian="26pt" style:font-size-complex="26pt"/>
    </style:style>
    <style:style style:name="T1" style:family="text">
      <style:text-properties style:font-name="Latin Modern Math"/>
    </style:style>
    <style:style style:name="T2" style:family="text">
      <style:text-properties style:font-name="Latin Modern Math" fo:font-size="26pt" style:font-size-asian="26pt" style:font-size-complex="26pt"/>
    </style:style>
    <style:style style:name="T3" style:family="text">
      <style:text-properties style:font-name="Latin Modern Math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 104 : PACMAN GAME</text:span></text:p>
          </draw:text-box>
        </draw:frame>
        <draw:frame presentation:style-name="pr2" draw:text-style-name="P2" draw:layer="layout" svg:width="25.199cm" svg:height="9.313cm" svg:x="1.4cm" svg:y="4.6cm" presentation:class="subtitle" presentation:user-transformed="true">
          <draw:text-box>
            <text:p><text:span text:style-name="T1">Albéric de Foucauld</text:span></text:p>
            <text:p><text:span text:style-name="T1">Oscar Salmon-Legagneur</text:span></text:p>
            <text:p><text:span text:style-name="T1">Thibaud Pichard</text:span></text:p>
            <text:p><text:span text:style-name="T1"/></text:p>
            <text:p><text:span text:style-name="T1"/></text:p>
            <text:p><text:span text:style-name="T1">Stephen CREFF - stephen.creff@gmail.com</text:span>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Product Description :</text:span></text:p>
          </draw:text-box>
        </draw:frame>
        <draw:frame draw:style-name="gr2" draw:text-style-name="P3" draw:layer="layout" svg:width="23.6cm" svg:height="5.939cm" svg:x="2.8cm" svg:y="4.4cm">
          <draw:text-box>
            <text:list text:style-name="L3">
              <text:list-item>
                <text:p>A game inspired by Pacman.</text:p>
              </text:list-item>
              <text:list-item>
                <text:p>To win : Eat every hot-dogs of the dashboard without bumping into a ghost.</text:p>
              </text:list-item>
              <text:list-item>
                <text:p>Bumping into a ghost end the game.</text:p>
              </text:list-item>
              <text:list-item>
                <text:p>Pacman only moves if a direction button is « down ».</text:p>
              </text:list-item>
              <text:list-item>
                <text:p>Ghosts’ behaviours ruled by function « chase».</text:p>
              </text:list-item>
              <text:list-item>
                <text:p>Pacman is able to attack ghosts if it eats sushis for 10 secondes.</text:p>
              </text:list-item>
              <text:list-item>
                <text:p>Three lives are given at the begining of the game.</text:p>
              </text:list-item>
            </text:list>
            <text:p><text:tab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Technical environment :</text:span></text:p>
          </draw:text-box>
        </draw:frame>
        <draw:frame presentation:style-name="pr4" draw:text-style-name="P4" draw:layer="layout" svg:width="25.199cm" svg:height="8.219cm" svg:x="1.4cm" svg:y="4.6cm" presentation:class="outline" presentation:user-transformed="true">
          <draw:text-box>
            <text:list text:style-name="L5">
              <text:list-item>
                <text:p text:style-name="P4"><text:span text:style-name="T2">Use of Python.</text:span></text:p>
              </text:list-item>
              <text:list-item>
                <text:p text:style-name="P4"><text:span text:style-name="T2">The environment is Pygame.</text:span></text:p>
              </text:list-item>
              <text:list-item>
                <text:p text:style-name="P4"><text:span text:style-name="T2">The game is played on a comput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Software development :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4"><text:span text:style-name="T3">Initial plan : familiarization with the Pygame environment, <text:s/>creation </text:span><text:span text:style-name="T3">of several maps, creation of a ghost and its behaviour, creation of </text:span><text:span text:style-name="T3">Pacman and its moves</text:span><text:span text:style-name="T2">. </text:span><text:span text:style-name="T3">Set up of a planning. </text:span></text:p>
              </text:list-item>
              <text:list-item>
                <text:p text:style-name="P4"><text:span text:style-name="T3">Status project : the project is on time. 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3:47:30.557356966</meta:creation-date>
    <dc:date>2019-04-23T14:28:32.371990154</dc:date>
    <meta:editing-duration>PT14M26S</meta:editing-duration>
    <meta:editing-cycles>2</meta:editing-cycles>
    <meta:generator>LibreOffice/6.0.7.3$Linux_X86_64 LibreOffice_project/00m0$Build-3</meta:generator>
    <meta:document-statistic meta:object-count="37"/>
  </office:meta>
</office:document-meta>
</file>